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fo:font-size="14pt" officeooo:rsid="001e5323" officeooo:paragraph-rsid="001e5323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officeooo:rsid="002384ee" officeooo:paragraph-rsid="002384ee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4pt" officeooo:rsid="002106bb" officeooo:paragraph-rsid="002106bb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242286" officeooo:paragraph-rsid="00242286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555fb" officeooo:paragraph-rsid="002555fb" style:font-size-asian="12.25pt" style:font-size-complex="14pt"/>
    </style:style>
    <style:style style:name="T1" style:family="text">
      <style:text-properties officeooo:rsid="002106bb"/>
    </style:style>
    <style:style style:name="T2" style:family="text">
      <style:text-properties officeooo:rsid="002384ee"/>
    </style:style>
    <style:style style:name="T3" style:family="text">
      <style:text-properties officeooo:rsid="0025fcc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date style:data-style-name="N37" text:date-value="2026-01-28T16:44:59.656822462">01/28/26</text:date></text:p>
      <text:p text:style-name="P2">Math <text:span text:style-name="T2">6</text:span>099 – Colloquium </text:p>
      <text:p text:style-name="P2"><text:span text:style-name="T1">Fall</text:span> 202<text:span text:style-name="T2">6</text:span></text:p>
      <text:p text:style-name="P1"/>
      <text:p text:style-name="P5">Article: Mathematical Beauty, Truth and Poof in AI</text:p>
      <text:p text:style-name="P4"/>
      <text:p text:style-name="P6">Reflection by Paul Carmody</text:p>
      <text:p text:style-name="P6"/>
      <text:p text:style-name="P7">An interactive discussion with the audience and their opinion on AI and how it may effect the future of mathematics.</text:p>
      <text:p text:style-name="P7"/>
      <text:p text:style-name="P7">IMHO: I have an electronic piano at home that I use to learn to play music. <text:s/>I can download Rachmaninoff sheet music and let the computer play it for me. <text:s/>That’s not why I bought it, though. <text:s/>I want to learn to play. <text:s/>Another example, people still learn to read Ancient Greek and Latin in order to read directly from the texts as they were written.</text:p>
      <text:p text:style-name="P7"/>
      <text:p text:style-name="P8">This is a common discussion that I’ve experienced many times in my life. <text:s/>Will recording music on cassette tapes ruin the music industry? <text:s/>Will the Xero<text:span text:style-name="T3">x</text:span> Copy Machine undermine the publishing industry? <text:s/>Will calculators mean that people won’t learn arithmetic? <text:s/><text:span text:style-name="T3">In the end, the worry is that somehow we will lose something through innovation. <text:s/>In the end, the best answer is quite simply “yeah, this is all fine and good but it can’t drink the booze and enjoy it.”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6-01-28T16:44:59.602565931</dc:date>
    <meta:editing-duration>PT41M3S</meta:editing-duration>
    <meta:editing-cycles>8</meta:editing-cycles>
    <meta:document-statistic meta:table-count="0" meta:image-count="0" meta:object-count="0" meta:page-count="1" meta:paragraph-count="8" meta:word-count="183" meta:character-count="1044" meta:non-whitespace-character-count="858"/>
  </office:meta>
</office:document-meta>
</file>